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font-name-asian="Times New Roman3" style:font-size-asian="14pt" style:font-name-complex="Times New Roman3" style:font-size-complex="14pt"/>
    </style:style>
    <style:style style:name="T6" style:family="text">
      <style:text-properties style:font-name="Times New Roman" fo:font-size="14pt" fo:language="en" fo:country="US" style:font-size-asian="14pt" style:font-size-complex="14pt"/>
    </style:style>
    <style:style style:name="T7" style:family="text"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8" style:family="text">
      <style:text-properties style:font-name="Times New Roman" fo:font-size="14pt" fo:language="ru" fo:country="RU" style:font-size-asian="14pt" style:font-size-complex="14pt"/>
    </style:style>
    <style:style style:name="T9" style:family="text">
      <style:text-properties style:font-name="Times New Roman" fo:font-size="14pt" fo:language="ru" fo:country="RU" fo:font-style="italic" style:font-size-asian="14pt" style:font-style-asian="italic" style:font-size-complex="14pt" style:font-style-complex="italic"/>
    </style:style>
    <style:style style:name="T10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language="en" fo:country="US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style:font-name-asian="Times New Roman3" style:font-size-asian="14pt" style:font-name-complex="Times New Roman3" style:font-size-complex="14pt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14pt" fo:language="ru" fo:country="RU" style:font-size-asian="14pt" style:font-size-complex="14pt"/>
    </style:style>
    <style:style style:name="T20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7cm" svg:height="0.79cm" draw:z-index="0"><draw:image xlink:href="../../odt/images/3039.png" xlink:type="simple" xlink:show="embed" xlink:actuate="onLoad"/></draw:frame></text:p>
          </table:table-cell>
          <table:table-cell table:style-name="Table1.B1" office:value-type="string">
            <text:h text:style-name="P4" text:outline-level="1"><text:span text:style-name="T1">Двухпозиционное реле (</text:span>SET)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13">C-</text:span>код <text:span text:style-name="T13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529cm" svg:height="1.93cm" draw:z-index="1"><draw:image xlink:href="../../odt/images/3039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">Блок является </text:span><text:span text:style-name="T2">с</text:span><text:span text:style-name="T11">убмоделью</text:span>, которая реализует установку состояния <text:span text:style-name="T3">логической единицы</text:span> двухпозиционного реле <text:span text:style-name="T13">(</text:span><text:span text:style-name="T1">S</text:span><text:span text:style-name="T13">R-</text:span><text:span text:style-name="T1">триггера)</text:span><text:span text:style-name="T13">.</text:span> Передача сигнала установки единицы реализуется при помощи блоков <text:span text:style-name="T11">В память</text:span> и <text:span text:style-name="T11">Из памяти,</text:span><text:span text:style-name="T12"> с задержкой на 1 шаг интегрирования.</text:span></text:p>
            <text:p text:style-name="P2"><text:span text:style-name="T14">Для того чтобы посмотреть структуру алгоритма – нажмите правой кнопкой на блок и выберите пункт «Действия» </text:span><text:span text:style-name="T15">→</text:span><text:span text:style-name="T14"> «Войти в субмодель».</text:span></text:p>
            <text:p text:style-name="P2"><text:span text:style-name="T14">Блок используется в паре с блоком </text:span><text:span text:style-name="T16">Двухпозиционное реле (</text:span><text:span text:style-name="T17">RESET)</text:span><text:span text:style-name="T18">, </text:span><text:span text:style-name="T19">который устанавливает состояние </text:span><text:span text:style-name="T20">логического нуля</text:span><text:span text:style-name="T19"> двухпозиционного реле. Следует задавать одинаковые имена реле в этих двух блоках.</text:span> </text:p>
            <text:p text:style-name="P2"><text:span text:style-name="T3">Свойства</text:span>:</text:p>
            <text:list xml:id="list5500347449197613322" text:style-name="L1">
              <text:list-item>
                <text:p text:style-name="P3">Имя реле – имя, по которому контакты ассоциируются с данным блоком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хпозиционное реле (SET)</dc:title>
    <dc:date>2014-12-01T18:45:22.34</dc:date>
    <meta:generator>OpenOffice/4.1.1$Win32 OpenOffice.org_project/411m6$Build-9775</meta:generator>
    <meta:editing-duration>PT2H22M28S</meta:editing-duration>
    <meta:editing-cycles>120</meta:editing-cycles>
    <meta:document-statistic meta:table-count="1" meta:image-count="2" meta:object-count="0" meta:page-count="1" meta:paragraph-count="11" meta:word-count="101" meta:character-count="713"/>
  </office:meta>
</office:document-meta>
</file>